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heads_20_4" draw:fill-color="#cfe7f5" draw:textarea-horizontal-align="justify" draw:textarea-vertical-align="middle" draw:auto-grow-height="false" fo:min-height="3.65cm" fo:min-width="4.7cm"/>
    </style:style>
    <style:style style:name="gr2" style:family="graphic" style:parent-style-name="standard">
      <style:graphic-properties draw:marker-end="Arrowheads_20_4" draw:fill-color="#cfe7f5" draw:textarea-horizontal-align="justify" draw:textarea-vertical-align="middle" draw:auto-grow-height="false" fo:min-height="3.65cm" fo:min-width="12.5cm"/>
    </style:style>
    <style:style style:name="gr3" style:family="graphic" style:parent-style-name="standard">
      <style:graphic-properties draw:marker-end="Arrowheads_20_4" draw:fill-color="#cfe7f5" draw:textarea-horizontal-align="justify" draw:textarea-vertical-align="middle" draw:auto-grow-height="false" fo:min-height="7.15cm" fo:min-width="5.2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1.164cm" fo:min-width="2.612cm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 fo:min-height="0.952cm" fo:min-width="2.47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0.739cm" fo:min-width="2.445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1.05cm" fo:min-width="3.458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fo:min-height="1.25cm" fo:min-width="5.4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0.85cm" fo:min-width="5.8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85cm" fo:min-width="5.2cm"/>
    </style:style>
    <style:style style:name="gr11" style:family="graphic" style:parent-style-name="standard">
      <style:graphic-properties draw:fill-color="#ccffff" draw:textarea-horizontal-align="justify" draw:textarea-vertical-align="middle" draw:auto-grow-height="false" fo:min-height="0.95cm" fo:min-width="2.1cm"/>
    </style:style>
    <style:style style:name="gr12" style:family="graphic" style:parent-style-name="objectwithoutfill">
      <style:graphic-properties svg:stroke-width="0.05cm" draw:marker-start-width="0.275cm" draw:marker-end="Arrowheads_20_8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heads_20_8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643cm" fo:min-width="4.098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0.812cm" fo:min-width="2.445cm"/>
    </style:style>
    <style:style style:name="gr17" style:family="graphic" style:parent-style-name="standard">
      <style:graphic-properties draw:fill-color="#ffcccc" draw:textarea-horizontal-align="justify" draw:textarea-vertical-align="middle" draw:auto-grow-height="false" fo:min-height="0.643cm" fo:min-width="4.52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0.952cm" fo:min-width="5.06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1.094cm" fo:min-width="2.865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0.812cm" fo:min-width="3.46cm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_32__20_Dots_20_1_20_Dash" svg:stroke-width="0.08cm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 fo:min-height="1.25cm" fo:min-width="5.5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0.812cm" fo:min-width="3.8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15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1.094cm" fo:min-width="5.3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0.952cm" fo:min-width="5.582cm"/>
    </style:style>
    <style:style style:name="gr28" style:family="graphic" style:parent-style-name="standard">
      <style:graphic-properties draw:fill-color="#99ccff" draw:textarea-horizontal-align="justify" draw:textarea-vertical-align="middle" draw:auto-grow-height="false" fo:min-height="0.85cm" fo:min-width="5.62cm"/>
    </style:style>
    <style:style style:name="gr29" style:family="graphic" style:parent-style-name="standard">
      <style:graphic-properties draw:fill-color="#ffcccc" draw:textarea-horizontal-align="justify" draw:textarea-vertical-align="middle" draw:auto-grow-height="false" fo:min-height="0.952cm" fo:min-width="5.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1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692cm"/>
    </style:style>
    <style:style style:name="P1" style:family="paragraph">
      <style:paragraph-properties fo:text-align="center"/>
      <style:text-properties fo:font-size="18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18pt" style:font-size-asian="8pt" style:font-size-complex="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3.9cm" svg:x="0.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cm" svg:height="3.9cm" svg:x="6.3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7.4cm" svg:x="19.8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" draw:id="id20" draw:layer="layout" svg:width="4.4cm" svg:height="2cm" svg:x="1.1cm" svg:y="1.7cm">
          <text:p text:style-name="P2"><text:span text:style-name="T1">Capture de </text:span></text:p>
          <text:p text:style-name="P2"><text:span text:style-name="T1">mouvem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4.2cm" svg:height="1.7cm" svg:x="6.4cm" svg:y="1.6cm">
          <text:p text:style-name="P2"><text:span text:style-name="T1">Pression </text:span></text:p>
          <text:p text:style-name="P2"><text:span text:style-name="T1">des pie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4.163cm" svg:height="1.399cm" svg:x="20.519cm" svg:y="5.901cm">
          <text:p text:style-name="P2"><text:span text:style-name="T1"/></text:p>
          <text:p text:style-name="P2"><text:span text:style-name="T1">Ordres </text:span></text:p>
          <text:p text:style-name="P2"><text:span text:style-name="T1">moteurs</text:span></text:p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3.958cm" svg:height="1.3cm" svg:x="20.621cm" svg:y="3.9cm">
          <text:p text:style-name="P2"><text:span text:style-name="T1">Générateur </text:span></text:p>
          <text:p text:style-name="P2"><text:span text:style-name="T1">de mar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5.9cm" svg:height="1.5cm" svg:x="9.768cm" svg:y="8.35cm">
          <text:p text:style-name="P2"><text:span text:style-name="T1">Modèle géométrique</text:span></text:p>
          <text:p text:style-name="P2"><text:span text:style-name="T1">direct humanoï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6.3cm" svg:height="1.1cm" svg:x="0.1cm" svg:y="13.089cm">
          <text:p text:style-name="P2"><text:span text:style-name="T1">displacementDif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7" draw:id="id7" draw:layer="layout" svg:width="6.3cm" svg:height="1.1cm" svg:x="9.55cm" svg:y="13.089cm">
          <text:p text:style-name="P2"><text:span text:style-name="T1">displacementDif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5.7cm" svg:height="1.1cm" svg:x="9.85cm" svg:y="23.336cm">
          <text:p text:style-name="P2"><text:span text:style-name="T1">displacement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17" draw:id="id17" draw:layer="layout" svg:width="5.2cm" svg:height="2.4cm" svg:x="20cm" svg:y="17.6cm">
          <text:p text:style-name="P2"><text:span text:style-name="T1">Régression</text:span></text:p>
          <text:p text:style-name="P2"><text:span text:style-name="T1">LWP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8.5cm" svg:y1="3.3cm" svg:x2="12.718cm" svg:y2="8.35cm" draw:start-shape="id1" draw:start-glue-point="8" draw:end-shape="id2" draw:end-glue-point="0" svg:d="M8500 3300l4218 5050" svg:viewBox="0 0 4219 5051">
          <text:p/>
        </draw:connector>
        <draw:connector draw:style-name="gr13" draw:text-style-name="P4" draw:layer="layout" draw:type="line" svg:x1="12.75cm" svg:y1="3.1cm" svg:x2="12.718cm" svg:y2="8.35cm" draw:end-shape="id2" draw:end-glue-point="0" svg:d="M12750 3100l-32 5250" svg:viewBox="0 0 33 5251">
          <text:p/>
        </draw:connector>
        <draw:connector draw:style-name="gr12" draw:text-style-name="P4" draw:layer="layout" draw:type="line" svg:x1="16.95cm" svg:y1="3.1cm" svg:x2="12.718cm" svg:y2="8.35cm" draw:end-shape="id2" draw:end-glue-point="0" svg:d="M16950 3100l-4232 5250" svg:viewBox="0 0 4233 5251">
          <text:p/>
        </draw:connector>
        <draw:connector draw:style-name="gr14" draw:text-style-name="P4" draw:layer="layout" draw:type="line" svg:x1="22.6cm" svg:y1="5.2cm" svg:x2="22.6cm" svg:y2="5.901cm" draw:start-shape="id3" draw:start-glue-point="2" draw:end-shape="id4" svg:d="M22600 5200v701" svg:viewBox="0 0 1 702">
          <text:p/>
        </draw:connector>
        <draw:custom-shape draw:style-name="gr15" draw:text-style-name="P3" xml:id="id10" draw:id="id10" draw:layer="layout" svg:width="6.5cm" svg:height="1.261cm" svg:x="19.35cm" svg:y="10.739cm">
          <text:p text:style-name="P2"><text:span text:style-name="T1">Odométrie prédicti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8" draw:id="id8" draw:layer="layout" svg:width="4.163cm" svg:height="1.5cm" svg:x="20.519cm" svg:y="1.652cm">
          <text:p text:style-name="P2"><text:span text:style-name="T1">Ordres de </text:span></text:p>
          <text:p text:style-name="P2"><text:span text:style-name="T1">la march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8" draw:id="id18" draw:layer="layout" svg:width="7.098cm" svg:height="1.261cm" svg:x="9.152cm" svg:y="10.739cm">
          <text:p text:style-name="P2"><text:span text:style-name="T1">Odométrie propriocepti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2" draw:id="id12" draw:layer="layout" svg:width="7.862cm" svg:height="1.7cm" svg:x="8.788cm" svg:y="25.3cm">
          <text:p text:style-name="P2"><text:span text:style-name="T1">Odométrie </text:span></text:p>
          <text:p text:style-name="P2"><text:span text:style-name="T1">proprioceptive corrigé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" draw:id="id6" draw:layer="layout" svg:width="5.2cm" svg:height="2.4cm" svg:x="10.1cm" svg:y="17.6cm">
          <text:p text:style-name="P2"><text:span text:style-name="T1">Régression </text:span></text:p>
          <text:p text:style-name="P2"><text:span text:style-name="T1">LWP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" xml:id="id15" draw:id="id15" draw:layer="layout" svg:width="4.757cm" svg:height="1.9cm" svg:x="0.843cm" svg:y="16.3cm">
          <text:p text:style-name="P2"><text:span text:style-name="T1">Déplacements </text:span></text:p>
          <text:p text:style-name="P2"><text:span text:style-name="T1">mesuré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5" draw:id="id5" draw:layer="layout" svg:width="5.6cm" svg:height="1.5cm" svg:x="9.9cm" svg:y="15.3cm">
          <text:p text:style-name="P2"><text:span text:style-name="T1">Déplacements </text:span></text:p>
          <text:p text:style-name="P2"><text:span text:style-name="T1">propriocepti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line" svg:x1="12.7cm" svg:y1="16.8cm" svg:x2="12.7cm" svg:y2="17.6cm" draw:start-shape="id5" draw:start-glue-point="8" draw:end-shape="id6" draw:end-glue-point="4" svg:d="M12700 16800v800" svg:viewBox="0 0 1 801">
          <text:p/>
        </draw:connector>
        <draw:connector draw:style-name="gr14" draw:text-style-name="P4" draw:layer="layout" draw:type="line" svg:x1="12.7cm" svg:y1="14.189cm" svg:x2="12.7cm" svg:y2="15.3cm" draw:start-shape="id7" draw:start-glue-point="2" draw:end-shape="id5" draw:end-glue-point="4" svg:d="M12700 14189v1111" svg:viewBox="0 0 1 1112">
          <text:p/>
        </draw:connector>
        <draw:connector draw:style-name="gr14" draw:text-style-name="P4" draw:layer="layout" draw:type="line" svg:x1="22.601cm" svg:y1="3.152cm" svg:x2="22.6cm" svg:y2="3.9cm" draw:start-shape="id8" draw:start-glue-point="8" draw:end-shape="id3" svg:d="M22601 3152l-1 748" svg:viewBox="0 0 2 749">
          <text:p/>
        </draw:connector>
        <draw:connector draw:style-name="gr14" draw:text-style-name="P4" draw:layer="layout" draw:type="line" svg:x1="22.6cm" svg:y1="9.85cm" svg:x2="22.6cm" svg:y2="10.739cm" draw:start-shape="id9" draw:start-glue-point="2" draw:end-shape="id10" draw:end-glue-point="4" svg:d="M22600 9850v889" svg:viewBox="0 0 1 890">
          <text:p/>
        </draw:connector>
        <draw:connector draw:style-name="gr14" draw:text-style-name="P4" draw:layer="layout" draw:type="line" svg:x1="12.7cm" svg:y1="24.436cm" svg:x2="12.719cm" svg:y2="25.3cm" draw:start-shape="id11" draw:start-glue-point="2" draw:end-shape="id12" draw:end-glue-point="4" svg:d="M12700 24436l19 864" svg:viewBox="0 0 20 865">
          <text:p/>
        </draw:connector>
        <draw:connector draw:style-name="gr14" draw:text-style-name="P4" draw:layer="layout" draw:type="line" svg:x1="12.7cm" svg:y1="22.6cm" svg:x2="12.7cm" svg:y2="23.336cm" draw:start-shape="id13" draw:start-glue-point="8" draw:end-shape="id11" draw:end-glue-point="0" svg:d="M12700 22600v736" svg:viewBox="0 0 1 737">
          <text:p/>
        </draw:connector>
        <draw:connector draw:style-name="gr22" draw:text-style-name="P4" draw:layer="layout" draw:type="line" svg:x1="3.25cm" svg:y1="14.189cm" svg:x2="3.222cm" svg:y2="16.3cm" draw:start-shape="id14" draw:start-glue-point="2" draw:end-shape="id15" draw:end-glue-point="4" svg:d="M3250 14189l-28 2111" svg:viewBox="0 0 29 2112">
          <text:p/>
        </draw:connector>
        <draw:custom-shape draw:style-name="gr23" draw:text-style-name="P3" xml:id="id9" draw:id="id9" draw:layer="layout" svg:width="6cm" svg:height="1.5cm" svg:x="19.6cm" svg:y="8.35cm">
          <text:p text:style-name="P2"><text:span text:style-name="T1">Modèle géométrique</text:span></text:p>
          <text:p text:style-name="P2"><text:span text:style-name="T1">direct humanoï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draw:type="line" svg:x1="22.601cm" svg:y1="7.3cm" svg:x2="22.6cm" svg:y2="8.35cm" draw:start-shape="id4" draw:start-glue-point="8" draw:end-shape="id9" draw:end-glue-point="0" svg:d="M22601 7300l-1 1050" svg:viewBox="0 0 2 1051">
          <text:p/>
        </draw:connector>
        <draw:custom-shape draw:style-name="gr9" draw:text-style-name="P3" xml:id="id19" draw:id="id19" draw:layer="layout" svg:width="6.3cm" svg:height="1.1cm" svg:x="19.451cm" svg:y="13.089cm">
          <text:p text:style-name="P2"><text:span text:style-name="T1">displacementDif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6" draw:id="id16" draw:layer="layout" svg:width="6.2cm" svg:height="1.5cm" svg:x="19.5cm" svg:y="15.3cm">
          <text:p text:style-name="P2"><text:span text:style-name="T1">Déplacements </text:span></text:p>
          <text:p text:style-name="P2"><text:span text:style-name="T1">prédicti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5.65cm" svg:height="1.825cm" svg:x="20.76cm" svg:y="-0.068cm">
          <draw:text-box>
            <text:p><text:span text:style-name="T2">Contrôles </text:span></text:p>
            <text:p><text:span text:style-name="T2">du robot</text:span></text:p>
          </draw:text-box>
        </draw:frame>
        <draw:connector draw:style-name="gr21" draw:text-style-name="P4" draw:layer="layout" draw:type="line" svg:x1="22.6cm" svg:y1="16.8cm" svg:x2="22.6cm" svg:y2="17.6cm" draw:start-shape="id16" draw:start-glue-point="8" draw:end-shape="id17" draw:end-glue-point="4" svg:d="M22600 16800v800" svg:viewBox="0 0 1 801">
          <text:p/>
        </draw:connector>
        <draw:connector draw:style-name="gr14" draw:text-style-name="P4" draw:layer="layout" draw:type="line" svg:x1="12.718cm" svg:y1="9.85cm" svg:x2="12.701cm" svg:y2="10.739cm" draw:start-shape="id2" draw:start-glue-point="2" draw:end-shape="id18" svg:d="M12718 9850l-17 889" svg:viewBox="0 0 18 890">
          <text:p/>
        </draw:connector>
        <draw:connector draw:style-name="gr14" draw:text-style-name="P4" draw:layer="layout" draw:type="line" svg:x1="12.701cm" svg:y1="12cm" svg:x2="12.7cm" svg:y2="13.089cm" draw:start-shape="id18" draw:start-glue-point="8" draw:end-shape="id7" draw:end-glue-point="0" svg:d="M12701 12000l-1 1089" svg:viewBox="0 0 2 1090">
          <text:p/>
        </draw:connector>
        <draw:connector draw:style-name="gr14" draw:text-style-name="P4" draw:layer="layout" draw:type="line" svg:x1="22.6cm" svg:y1="12cm" svg:x2="22.601cm" svg:y2="13.089cm" draw:start-shape="id10" draw:start-glue-point="8" draw:end-shape="id19" draw:end-glue-point="0" svg:d="M22600 12000l1 1089" svg:viewBox="0 0 2 1090">
          <text:p/>
        </draw:connector>
        <draw:connector draw:style-name="gr22" draw:text-style-name="P4" draw:layer="layout" draw:type="line" svg:x1="3.3cm" svg:y1="3.7cm" svg:x2="3.25cm" svg:y2="13.089cm" draw:start-shape="id20" draw:start-glue-point="8" draw:end-shape="id14" draw:end-glue-point="0" svg:d="M3300 3700l-50 9389" svg:viewBox="0 0 51 9390">
          <text:p/>
        </draw:connector>
        <draw:connector draw:style-name="gr14" draw:text-style-name="P4" draw:layer="layout" draw:type="line" svg:x1="22.601cm" svg:y1="14.189cm" svg:x2="22.6cm" svg:y2="15.3cm" draw:start-shape="id19" draw:start-glue-point="2" draw:end-shape="id16" svg:d="M22601 14189l-1 1111" svg:viewBox="0 0 2 1112">
          <text:p/>
        </draw:connector>
        <draw:custom-shape draw:style-name="gr26" draw:text-style-name="P3" xml:id="id13" draw:id="id13" draw:layer="layout" svg:width="8.2cm" svg:height="1.9cm" svg:x="8.6cm" svg:y="20.7cm">
          <text:p text:style-name="P2"><text:span text:style-name="T1">Déplacements </text:span></text:p>
          <text:p text:style-name="P2"><text:span text:style-name="T1">proprioceptifs corrigé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21" draw:id="id21" draw:layer="layout" svg:width="8.6cm" svg:height="1.7cm" svg:x="18.3cm" svg:y="20.8cm">
          <text:p text:style-name="P2"><text:span text:style-name="T1">Déplacements </text:span></text:p>
          <text:p text:style-name="P2"><text:span text:style-name="T1">prédictifs corrigé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line" svg:x1="12.7cm" svg:y1="20cm" svg:x2="12.7cm" svg:y2="20.7cm" draw:start-shape="id6" draw:start-glue-point="6" draw:end-shape="id13" svg:d="M12700 20000v700" svg:viewBox="0 0 1 701">
          <text:p/>
        </draw:connector>
        <draw:connector draw:style-name="gr21" draw:text-style-name="P4" draw:layer="layout" draw:type="line" svg:x1="22.6cm" svg:y1="20cm" svg:x2="22.6cm" svg:y2="20.8cm" draw:start-shape="id17" draw:start-glue-point="6" draw:end-shape="id21" draw:end-glue-point="4" svg:d="M22600 20000v800" svg:viewBox="0 0 1 801">
          <text:p/>
        </draw:connector>
        <draw:custom-shape draw:style-name="gr28" draw:text-style-name="P3" xml:id="id22" draw:id="id22" draw:layer="layout" svg:width="6.12cm" svg:height="1.1cm" svg:x="19.54cm" svg:y="23.336cm">
          <text:p text:style-name="P2"><text:span text:style-name="T1">displacement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xml:id="id23" draw:id="id23" draw:layer="layout" svg:width="8.4cm" svg:height="1.7cm" svg:x="18.4cm" svg:y="25.3cm">
          <text:p text:style-name="P2"><text:span text:style-name="T1">Odométrie </text:span></text:p>
          <text:p text:style-name="P2"><text:span text:style-name="T1">prédictive corrigé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22.6cm" svg:y1="24.436cm" svg:x2="22.6cm" svg:y2="25.3cm" draw:start-shape="id22" draw:start-glue-point="2" draw:end-shape="id23" draw:end-glue-point="4" svg:d="M22600 24436v864" svg:viewBox="0 0 1 865">
          <text:p/>
        </draw:connector>
        <draw:connector draw:style-name="gr14" draw:text-style-name="P4" draw:layer="layout" draw:type="line" svg:x1="22.6cm" svg:y1="22.5cm" svg:x2="22.6cm" svg:y2="23.336cm" draw:start-shape="id21" draw:start-glue-point="8" draw:end-shape="id22" draw:end-glue-point="0" svg:d="M22600 22500v836" svg:viewBox="0 0 1 837">
          <text:p/>
        </draw:connector>
        <draw:connector draw:style-name="gr22" draw:text-style-name="P4" draw:layer="layout" draw:type="curve" draw:line-skew="2.715cm" svg:x1="5.6cm" svg:y1="17.25cm" svg:x2="20cm" svg:y2="18.8cm" draw:start-shape="id15" draw:start-glue-point="10" draw:end-shape="id17" draw:end-glue-point="5" svg:d="M5600 17250c14872 0 7673 1550 14400 1550" svg:viewBox="0 0 14401 1551">
          <text:p/>
        </draw:connector>
        <draw:connector draw:style-name="gr22" draw:text-style-name="P4" draw:layer="layout" draw:type="line" svg:x1="5.6cm" svg:y1="17.25cm" svg:x2="10.1cm" svg:y2="18.8cm" draw:start-shape="id15" draw:start-glue-point="10" draw:end-shape="id6" draw:end-glue-point="5" svg:d="M5600 17250l4500 1550" svg:viewBox="0 0 4501 1551">
          <text:p/>
        </draw:connector>
        <draw:frame draw:style-name="gr30" draw:text-style-name="P5" draw:layer="layout" svg:width="6.632cm" svg:height="1.038cm" svg:x="9.416cm" svg:y="0.162cm">
          <draw:text-box>
            <text:p><text:span text:style-name="T2">Capteurs du robot</text:span></text:p>
          </draw:text-box>
        </draw:frame>
        <draw:frame draw:style-name="gr31" draw:text-style-name="P5" draw:layer="layout" svg:width="4.3cm" svg:height="3.399cm" svg:x="1.6cm" svg:y="0cm">
          <draw:text-box>
            <text:p><text:span text:style-name="T2">Capteurs externes</text:span></text:p>
          </draw:text-box>
        </draw:frame>
        <draw:frame draw:style-name="gr32" draw:text-style-name="P6" draw:layer="layout" svg:width="6.192cm" svg:height="0.878cm" svg:x="5.4cm" svg:y="16.4cm">
          <draw:text-box>
            <text:p><text:span text:style-name="T3">Signal d'apprentissage</text:span></text:p>
          </draw:text-box>
        </draw:frame>
        <draw:custom-shape draw:style-name="gr5" draw:text-style-name="P3" draw:layer="layout" svg:width="4.2cm" svg:height="1.7cm" svg:x="10.701cm" svg:y="1.601cm">
          <text:p text:style-name="P2"><text:span text:style-name="T1">IM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cm" svg:height="1.7cm" svg:x="15.002cm" svg:y="1.602cm">
          <text:p text:style-name="P2"><text:span text:style-name="T1">Encodeurs </text:span></text:p>
          <text:p text:style-name="P2"><text:span text:style-name="T1">moteu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1131 902" svg:d="M564 0l-564 902h1131z"/>
    <draw:marker draw:name="Arrowheads_20_6" draw:display-name="Arrowheads 6" svg:viewBox="0 0 1122 2243" svg:d="M0 2108v17 17l12 42 30 34 38 21 43 4 29-8 30-21 25-26 13-34 343-1532 339 1520 13 42 29 34 39 21 42 4 42-12 34-30 21-42v-39-12l-4 4-440-1998-9-42-25-39-38-25-43-8-42 8-38 25-26 39-8 42z"/>
    <draw:marker draw:name="Arrowheads_20_8" draw:display-name="Arrowheads 8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22:13:50.042925433</meta:creation-date>
    <dc:date>2017-11-22T12:18:20.250611895</dc:date>
    <meta:editing-duration>PT5H40M53S</meta:editing-duration>
    <meta:editing-cycles>68</meta:editing-cycles>
    <meta:generator>LibreOffice/4.3.3.2$Linux_X86_64 LibreOffice_project/430m0$Build-2</meta:generator>
    <meta:document-statistic meta:object-count="56"/>
  </office:meta>
</office:document-meta>
</file>